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KacstQurn" svg:font-family="KacstQurn"/>
    <style:font-face style:name="OpenSymbol" svg:font-family="OpenSymbol"/>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Event Conventies</text:h>
      <text:p text:style-name="Text_20_body">Events worden gebruikt om eea modulair te houden. Functies die Events executen hebben hier vaak een van de twee volgende doelen mee:</text:p>
      <text:list xml:id="list187465278" text:style-name="L1">
        <text:list-item>
          <text:p text:style-name="P2">Functies die Events executen, en daarna verwachten dat de callbacks een bepaalde waarde (bijv Wi3::inst()-&gt;pathof-&gt;site) hebben gevuld. Deze waarde moet echter Static te benaderen zijn, zodat de callbacks erbij kunnen! </text:p>
        </text:list-item>
        <text:list-item>
          <text:p text:style-name="P2">Functions die Events executen gewoon om te noficeren, zodat andere modules iets kunnen voeren. Het maakt de executende functie niet uit wat er verder precies gebeurt.</text:p>
        </text:list-item>
      </text:list>
      <text:p text:style-name="Text_20_body">Soms kan er ook een combi zijn. Dus dat sommige functies zowel verwachten dat een bepaalde waarde gevuld wordt, en <text:span text:style-name="T1">ook </text:span><text:span text:style-name="T2">dat er nog allerlei andere acties plaatsvinden. </text:span></text:p>
      <text:p text:style-name="Text_20_body"><text:span text:style-name="T2">( Uiteraard dienen in alle gevallen de callback classes bepaalde static functies hebben die middels de Event callbacks aangeroepen kunnen worden. Het meegeven van een $object ipv een Static class name aan een callback() is namelijk niet mogelijk! )</text:span></text:p>
      <text:p text:style-name="P3">Events dienen NIET gebruikt te worden als de instances die een callback hebben al bekend zijn (en er dus van modulariteit geen sprake is).</text:p>
      <text:p text:style-name="P1"><text:span text:style-name="T2">Verder is het ook af te raden als er door een Event puur lokaal een waarde gevuld wordt, die ook alleen maar binnen die ene lokale functie gebruikt wordt. Dat is vervuiling van de globale event namespace</text:span><text:span text:style-name="T2">. </text:span></text:p>
      <text:h text:style-name="Heading_20_1" text:outline-level="1">Code Conventies</text:h>
      <text:p text:style-name="Text_20_body">Volg instructies op <text:a xlink:type="simple" xlink:href="http://kohanaframework.org/guide/about.conventions">http://kohanaframework.org/guide/about.conventions</text:a></text:p>
      <text:h text:style-name="Heading_20_2" text:outline-level="2">Haakjes </text:h>
      <text:p text:style-name="Text_20_body">while ($var == true)</text:p>
      <text:p text:style-name="Text_20_body">{</text:p>
      <text:p text:style-name="Text_20_body"><text:tab/>something();</text:p>
      <text:p text:style-name="Text_20_body">}</text:p>
      <text:h text:style-name="Heading_20_2" text:outline-level="2">kleine-/hoofdletters</text:h>
      <text:p text:style-name="Text_20_body">Geen CamelCase. </text:p>
      <text:p text:style-name="Text_20_body"><text:soft-page-break/>Classes bestaan uit woorden die beginnen met hoofdletter en zijn gescheiden met een _. Voorbeeld: </text:p>
      <text:p text:style-name="Text_20_body"><text:tab/>Class Views_Default extends View {}</text:p>
      <text:p text:style-name="Text_20_body">Functies en variabelen bestaan uit woorden die puur kleine letters bevatten en gescheiden zijn door een _. Voorbeeld:</text:p>
      <text:p text:style-name="Text_20_body"><text:tab/>function test_function() {}</text:p>
      <text:p text:style-name="Text_20_body"><text:tab/>$test_variable = “”;</text:p>
      <text:h text:style-name="Heading_20_2" text:outline-level="2">Tabs en spaties</text:h>
      <text:p text:style-name="Text_20_body">Indentie altijd met tabs.</text:p>
      <text:p text:style-name="Text_20_body">Concenatie gebeurt zonder spaties rond de punten. Voorbeeld:</text:p>
      <text:p text:style-name="Text_20_body"><text:tab/>$var = $var1.”bla”.$var2;</text:p>
      <text:h text:style-name="Heading_20_2" text:outline-level="2">Haakjes ( )</text:h>
      <text:p text:style-name="Text_20_body">Na de haakjes direct de clausule, behalve als dat een ! of casting is. Voorbeeld:</text:p>
      <text:p text:style-name="Text_20_body"><text:tab/>if ($a == $b) {}</text:p>
      <text:p text:style-name="Text_20_body"><text:tab/>if ( ! $a)</text:p>
      <text:p text:style-name="Text_20_body"><text:tab/>if ( (int) $a == 4)</text:p>
      <text:h text:style-name="Heading_20_2" text:outline-level="2">Commentaar</text:h>
      <text:p text:style-name="Text_20_body">Dubbele slash // , daarna een spatie, daarna hoofdletter. Voorbeeld:</text:p>
      <text:p text:style-name="Text_20_body"><text:tab/>// Dit is commenta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KacstQurn" svg:font-family="KacstQurn"/>
    <style:font-face style:name="OpenSymbol" svg:font-family="OpenSymbol"/>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KacstQurn" fo:font-size="12pt" fo:language="nl" fo:country="N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KacstQurn"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KacstQurn" style:font-size-asian="12pt"/>
    </style:style>
    <style:style style:name="Caption" style:family="paragraph" style:parent-style-name="Standard" style:class="extra">
      <style:paragraph-properties fo:margin-top="0.212cm" fo:margin-bottom="0.212cm" text:number-lines="false" text:line-number="0"/>
      <style:text-properties style:font-name="KacstQur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KacstQurn"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em Mulder</meta:initial-creator>
    <meta:creation-date>2010-08-31T22:59:03</meta:creation-date>
    <dc:date>2010-10-28T20:08:12</dc:date>
    <dc:creator>Willem Mulder</dc:creator>
    <meta:editing-duration>PT00H16M08S</meta:editing-duration>
    <meta:editing-cycles>8</meta:editing-cycles>
    <meta:generator>OpenOffice.org/3.2$Linux OpenOffice.org_project/320m12$Build-9483</meta:generator>
    <meta:document-statistic meta:table-count="0" meta:image-count="0" meta:object-count="0" meta:page-count="2" meta:paragraph-count="34" meta:word-count="338" meta:character-count="2122"/>
  </office:meta>
</office:document-meta>
</file>